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136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0.97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diagonal-bl-tr="0.002cm solid #000000" style:diagonal-tl-br="0.002cm solid #000000" fo:border-left="0.002cm solid #000000" fo:border-right="0.035cm solid #000000" fo:border-top="0.002cm solid #000000"/>
    </style:style>
    <style:style style:name="ce16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35cm solid #000000" fo:border-top="0.002cm solid #000000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2" style:family="table-cell" style:parent-style-name="Default">
      <style:text-properties style:font-name="Arial1" style:font-name-complex="Arial1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5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1"/>
    </style:style>
    <style:style style:name="T3" style:family="text">
      <style:text-properties style:text-position="33% 58%"/>
    </style:style>
    <style:style style:name="T4" style:family="text">
      <style:text-properties style:font-name="Arial1"/>
    </style:style>
    <style:style style:name="T5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ce2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12" table:number-rows-spanned="1">
            <text:p>P-ветвь</text:p>
          </table:table-cell>
          <table:covered-table-cell table:number-columns-repeated="10" table:style-name="ce7"/>
          <table:covered-table-cell table:style-name="ce12"/>
          <table:table-cell/>
          <table:table-cell table:style-name="ce17" office:value-type="string" table:number-columns-spanned="2" table:number-rows-spanned="1">
            <text:p>Масштаб шкалы</text:p>
          </table:table-cell>
          <table:covered-table-cell table:style-name="ce24"/>
          <table:table-cell/>
          <table:table-cell>
            <draw:frame table:end-cell-address="Лист1.X13" table:end-x="0.442cm" table:end-y="0.089cm" draw:z-index="1" draw:style-name="gr1" draw:text-style-name="P1" svg:width="8cm" svg:height="6cm" svg:x="1.079cm" svg:y="0.056cm">
              <draw:object draw:notify-on-update-of-ranges="Лист1.B9:Лист1.K9 Лист1.B11:Лист1.K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2" office:value-type="string">
            <text:p>J''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/>
          <table:table-cell table:style-name="ce18" office:value-type="string">
            <text:p>см</text:p>
          </table:table-cell>
          <table:table-cell table:style-name="ce2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На шкале</text:p>
          </table:table-cell>
          <table:table-cell table:style-name="ce8" office:value-type="float" office:value="10.4">
            <text:p>10,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.6">
            <text:p>9,6</text:p>
          </table:table-cell>
          <table:table-cell table:style-name="ce8" office:value-type="float" office:value="9.2">
            <text:p>9,2</text:p>
          </table:table-cell>
          <table:table-cell table:style-name="ce8" office:value-type="float" office:value="8.8">
            <text:p>8,8</text:p>
          </table:table-cell>
          <table:table-cell table:style-name="ce8" office:value-type="float" office:value="8.4">
            <text:p>8,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.6">
            <text:p>7,6</text:p>
          </table:table-cell>
          <table:table-cell table:style-name="ce8" office:value-type="float" office:value="7.2">
            <text:p>7,2</text:p>
          </table:table-cell>
          <table:table-cell table:style-name="ce8" office:value-type="float" office:value="6.8">
            <text:p>6,8</text:p>
          </table:table-cell>
          <table:table-cell table:style-name="ce13" office:value-type="float" office:value="6.4">
            <text:p>6,4</text:p>
          </table:table-cell>
          <table:table-cell/>
          <table:table-cell table:style-name="ce19" office:value-type="string">
            <text:p>см<text:span text:style-name="T3">-1</text:span></text:p>
          </table:table-cell>
          <table:table-cell table:style-name="ce26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<text:span text:style-name="T1">v</text:span><text:span text:style-name="T2">̃</text:span><text:span text:style-name="T1">, см</text:span><text:span text:style-name="T3">-1</text:span></text:p>
          </table:table-cell>
          <table:table-cell table:style-name="ce8" table:formula="of:=2040+[.$O$3]*[.B3]/[.$O$2]" office:value-type="float" office:value="2144">
            <text:p>2144</text:p>
          </table:table-cell>
          <table:table-cell table:style-name="ce8" table:formula="of:=2040+[.$O$3]*[.C3]/[.$O$2]" office:value-type="float" office:value="2140">
            <text:p>2140</text:p>
          </table:table-cell>
          <table:table-cell table:style-name="ce8" table:formula="of:=2040+[.$O$3]*[.D3]/[.$O$2]" office:value-type="float" office:value="2136">
            <text:p>2136</text:p>
          </table:table-cell>
          <table:table-cell table:style-name="ce8" table:formula="of:=2040+[.$O$3]*[.E3]/[.$O$2]" office:value-type="float" office:value="2132">
            <text:p>2132</text:p>
          </table:table-cell>
          <table:table-cell table:style-name="ce8" table:formula="of:=2040+[.$O$3]*[.F3]/[.$O$2]" office:value-type="float" office:value="2128">
            <text:p>2128</text:p>
          </table:table-cell>
          <table:table-cell table:style-name="ce8" table:formula="of:=2040+[.$O$3]*[.G3]/[.$O$2]" office:value-type="float" office:value="2124">
            <text:p>2124</text:p>
          </table:table-cell>
          <table:table-cell table:style-name="ce8" table:formula="of:=2040+[.$O$3]*[.H3]/[.$O$2]" office:value-type="float" office:value="2120">
            <text:p>2120</text:p>
          </table:table-cell>
          <table:table-cell table:style-name="ce8" table:formula="of:=2040+[.$O$3]*[.I3]/[.$O$2]" office:value-type="float" office:value="2116">
            <text:p>2116</text:p>
          </table:table-cell>
          <table:table-cell table:style-name="ce8" table:formula="of:=2040+[.$O$3]*[.J3]/[.$O$2]" office:value-type="float" office:value="2112">
            <text:p>2112</text:p>
          </table:table-cell>
          <table:table-cell table:style-name="ce8" table:formula="of:=2040+[.$O$3]*[.K3]/[.$O$2]" office:value-type="float" office:value="2108">
            <text:p>2108</text:p>
          </table:table-cell>
          <table:table-cell table:style-name="ce13" table:formula="of:=2040+[.$O$3]*[.L3]/[.$O$2]" office:value-type="float" office:value="2104">
            <text:p>210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2" table:number-rows-spanned="1">
            <text:p>R-ветвь</text:p>
          </table:table-cell>
          <table:covered-table-cell table:number-columns-repeated="10" table:style-name="ce7"/>
          <table:covered-table-cell table:style-name="ce12"/>
          <table:table-cell/>
          <table:table-cell table:style-name="ce20" office:value-type="string">
            <text:p>Деления</text:p>
          </table:table-cell>
          <table:table-cell table:style-name="ce12" office:value-type="float" office:value="10.9">
            <text:p>10,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J''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/>
          <table:table-cell table:style-name="ce20" office:value-type="string">
            <text:p><text:span text:style-name="T1">v</text:span><text:span text:style-name="T2">̃</text:span><text:span text:style-name="T5">0</text:span><text:span text:style-name="T1"> , см</text:span><text:span text:style-name="T3">-1</text:span></text:p>
          </table:table-cell>
          <table:table-cell table:style-name="ce12" table:formula="of:=2040+[.$O$3]*[.O5]/[.$O$2]" office:value-type="float" office:value="2149">
            <text:p>214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На шкале</text:p>
          </table:table-cell>
          <table:table-cell table:style-name="ce8" office:value-type="float" office:value="11.2">
            <text:p>11,2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3">
            <text:p>12,3</text:p>
          </table:table-cell>
          <table:table-cell table:style-name="ce8" office:value-type="float" office:value="12.7">
            <text:p>12,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3.8">
            <text:p>13,8</text:p>
          </table:table-cell>
          <table:table-cell table:style-name="ce8" office:value-type="float" office:value="14.1">
            <text:p>14,1</text:p>
          </table:table-cell>
          <table:table-cell table:style-name="ce8" office:value-type="float" office:value="14.4">
            <text:p>14,4</text:p>
          </table:table-cell>
          <table:table-cell table:style-name="ce13" office:value-type="float" office:value="14.7">
            <text:p>14,7</text:p>
          </table:table-cell>
          <table:table-cell/>
          <table:table-cell office:value-type="string">
            <text:p>Молекула</text:p>
          </table:table-cell>
          <table:table-cell table:style-name="ce13" office:value-type="string">
            <text:p>СО</text:p>
          </table:table-cell>
          <table:table-cell table:number-columns-repeated="7"/>
        </table:table-row>
        <table:table-row table:style-name="ro1">
          <table:table-cell table:style-name="ce5" office:value-type="string">
            <text:p><text:span text:style-name="T1">v</text:span><text:span text:style-name="T2">̃</text:span><text:span text:style-name="T1">, см</text:span><text:span text:style-name="T3">-1</text:span></text:p>
          </table:table-cell>
          <table:table-cell table:style-name="ce9" table:formula="of:=2040+[.$O$3]*[.B7]/[.$O$2]" office:value-type="float" office:value="2152">
            <text:p>2152</text:p>
          </table:table-cell>
          <table:table-cell table:style-name="ce9" table:formula="of:=2040+[.$O$3]*[.C7]/[.$O$2]" office:value-type="float" office:value="2156">
            <text:p>2156</text:p>
          </table:table-cell>
          <table:table-cell table:style-name="ce9" table:formula="of:=2040+[.$O$3]*[.D7]/[.$O$2]" office:value-type="float" office:value="2160">
            <text:p>2160</text:p>
          </table:table-cell>
          <table:table-cell table:style-name="ce9" table:formula="of:=2040+[.$O$3]*[.E7]/[.$O$2]" office:value-type="float" office:value="2163">
            <text:p>2163</text:p>
          </table:table-cell>
          <table:table-cell table:style-name="ce9" table:formula="of:=2040+[.$O$3]*[.F7]/[.$O$2]" office:value-type="float" office:value="2167">
            <text:p>2167</text:p>
          </table:table-cell>
          <table:table-cell table:style-name="ce9" table:formula="of:=2040+[.$O$3]*[.G7]/[.$O$2]" office:value-type="float" office:value="2170">
            <text:p>2170</text:p>
          </table:table-cell>
          <table:table-cell table:style-name="ce9" table:formula="of:=2040+[.$O$3]*[.H7]/[.$O$2]" office:value-type="float" office:value="2174">
            <text:p>2174</text:p>
          </table:table-cell>
          <table:table-cell table:style-name="ce9" table:formula="of:=2040+[.$O$3]*[.I7]/[.$O$2]" office:value-type="float" office:value="2178">
            <text:p>2178</text:p>
          </table:table-cell>
          <table:table-cell table:style-name="ce9" table:formula="of:=2040+[.$O$3]*[.J7]/[.$O$2]" office:value-type="float" office:value="2181">
            <text:p>2181</text:p>
          </table:table-cell>
          <table:table-cell table:style-name="ce9" table:formula="of:=2040+[.$O$3]*[.K7]/[.$O$2]" office:value-type="float" office:value="2184">
            <text:p>2184</text:p>
          </table:table-cell>
          <table:table-cell table:style-name="ce14" table:formula="of:=2040+[.$O$3]*[.L7]/[.$O$2]" office:value-type="float" office:value="2187">
            <text:p>2187</text:p>
          </table:table-cell>
          <table:table-cell/>
          <table:table-cell office:value-type="string">
            <text:p><text:span text:style-name="T4">2πсχ</text:span><text:span text:style-name="T1">v</text:span><text:span text:style-name="T2">̃</text:span><text:span text:style-name="T5">0</text:span></text:p>
          </table:table-cell>
          <table:table-cell table:style-name="ce13" office:value-type="float" office:value="13.2">
            <text:p>13,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i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5"/>
          <table:table-cell/>
          <table:table-cell office:value-type="string">
            <text:p><text:span text:style-name="T4">χ</text:span>, пс</text:p>
          </table:table-cell>
          <table:table-cell table:style-name="ce27" office:value-type="float" office:value="0.033">
            <text:p>0,03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span text:style-name="T4">Δ</text:span>v''<text:span text:style-name="T1">(i), см</text:span><text:span text:style-name="T3">-1</text:span></text:p>
          </table:table-cell>
          <table:table-cell table:style-name="ce10" table:formula="of:=[.C8]-[.B4]" office:value-type="float" office:value="12">
            <text:p>12</text:p>
          </table:table-cell>
          <table:table-cell table:style-name="ce10" table:formula="of:=[.D8]-[.C4]" office:value-type="float" office:value="20">
            <text:p>20</text:p>
          </table:table-cell>
          <table:table-cell table:style-name="ce10" table:formula="of:=[.E8]-[.D4]" office:value-type="float" office:value="27">
            <text:p>27</text:p>
          </table:table-cell>
          <table:table-cell table:style-name="ce10" table:formula="of:=[.F8]-[.E4]" office:value-type="float" office:value="35">
            <text:p>35</text:p>
          </table:table-cell>
          <table:table-cell table:style-name="ce10" table:formula="of:=[.G8]-[.F4]" office:value-type="float" office:value="42">
            <text:p>42</text:p>
          </table:table-cell>
          <table:table-cell table:style-name="ce10" table:formula="of:=[.H8]-[.G4]" office:value-type="float" office:value="50">
            <text:p>50</text:p>
          </table:table-cell>
          <table:table-cell table:style-name="ce10" table:formula="of:=[.I8]-[.H4]" office:value-type="float" office:value="58">
            <text:p>58</text:p>
          </table:table-cell>
          <table:table-cell table:style-name="ce10" table:formula="of:=[.J8]-[.I4]" office:value-type="float" office:value="65">
            <text:p>65</text:p>
          </table:table-cell>
          <table:table-cell table:style-name="ce10" table:formula="of:=[.K8]-[.J4]" office:value-type="float" office:value="72">
            <text:p>72</text:p>
          </table:table-cell>
          <table:table-cell table:style-name="ce10" table:formula="of:=[.L8]-[.K4]" office:value-type="float" office:value="79">
            <text:p>79</text:p>
          </table:table-cell>
          <table:table-cell table:style-name="ce15"/>
          <table:table-cell/>
          <table:table-cell office:value-type="string">
            <text:p>f, кН<text:span text:style-name="T4">·</text:span>м<text:span text:style-name="T3">-1</text:span></text:p>
          </table:table-cell>
          <table:table-cell table:style-name="ce27" office:value-type="float" office:value="1.87">
            <text:p>1,87</text:p>
          </table:table-cell>
          <table:table-cell table:number-columns-repeated="7"/>
        </table:table-row>
        <table:table-row table:style-name="ro1">
          <table:table-cell table:style-name="ce6" office:value-type="string">
            <text:p><text:span text:style-name="T4">Δ</text:span>v'<text:span text:style-name="T1">(i), см</text:span><text:span text:style-name="T3">-1</text:span></text:p>
          </table:table-cell>
          <table:table-cell table:style-name="ce11" table:formula="of:=[.B8]-[.C4]" office:value-type="float" office:value="12">
            <text:p>12</text:p>
          </table:table-cell>
          <table:table-cell table:style-name="ce11" table:formula="of:=[.C8]-[.D4]" office:value-type="float" office:value="20">
            <text:p>20</text:p>
          </table:table-cell>
          <table:table-cell table:style-name="ce11" table:formula="of:=[.D8]-[.E4]" office:value-type="float" office:value="28">
            <text:p>28</text:p>
          </table:table-cell>
          <table:table-cell table:style-name="ce11" table:formula="of:=[.E8]-[.F4]" office:value-type="float" office:value="35">
            <text:p>35</text:p>
          </table:table-cell>
          <table:table-cell table:style-name="ce11" table:formula="of:=[.F8]-[.G4]" office:value-type="float" office:value="43">
            <text:p>43</text:p>
          </table:table-cell>
          <table:table-cell table:style-name="ce11" table:formula="of:=[.G8]-[.H4]" office:value-type="float" office:value="50">
            <text:p>50</text:p>
          </table:table-cell>
          <table:table-cell table:style-name="ce11" table:formula="of:=[.H8]-[.I4]" office:value-type="float" office:value="58">
            <text:p>58</text:p>
          </table:table-cell>
          <table:table-cell table:style-name="ce11" table:formula="of:=[.I8]-[.J4]" office:value-type="float" office:value="66">
            <text:p>66</text:p>
          </table:table-cell>
          <table:table-cell table:style-name="ce11" table:formula="of:=[.J8]-[.K4]" office:value-type="float" office:value="73">
            <text:p>73</text:p>
          </table:table-cell>
          <table:table-cell table:style-name="ce11" table:formula="of:=[.K8]-[.L4]" office:value-type="float" office:value="80">
            <text:p>80</text:p>
          </table:table-cell>
          <table:table-cell table:style-name="ce16"/>
          <table:table-cell/>
          <table:table-cell office:value-type="string">
            <text:p>I<text:span text:style-name="T5">v</text:span>, кг<text:span text:style-name="T4">·</text:span>м<text:span text:style-name="T3">2</text:span></text:p>
          </table:table-cell>
          <table:table-cell table:style-name="ce28" office:value-type="float" office:value="1.3E-046">
            <text:p>1,3E-4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2" office:value-type="string">
            <text:p>ρ<text:span text:style-name="T5">v</text:span>, пм</text:p>
          </table:table-cell>
          <table:table-cell table:style-name="ce14" office:value-type="float" office:value="107">
            <text:p>107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20" office:value-type="string">
            <text:p>Метод</text:p>
          </table:table-cell>
          <table:table-cell table:style-name="ce29" office:value-type="string">
            <text:p>B'<text:span text:style-name="T5">v </text:span>, см<text:span text:style-name="T3">-1</text:span></text:p>
          </table:table-cell>
          <table:table-cell table:style-name="ce33" office:value-type="string">
            <text:p>B''<text:span text:style-name="T5">v </text:span>, см<text:span text:style-name="T3">-1</text:span></text:p>
          </table:table-cell>
          <table:table-cell>
            <draw:frame table:end-cell-address="Лист1.X26" table:end-x="0.44cm" table:end-y="0.387cm" draw:z-index="0" draw:style-name="gr1" draw:text-style-name="P1" svg:width="8cm" svg:height="6.072cm" svg:x="1.077cm" svg:y="0.008cm">
              <draw:object draw:notify-on-update-of-ranges="Лист1.B9:Лист1.K9 Лист1.B10:Лист1.K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По углу</text:p>
          </table:table-cell>
          <table:table-cell table:style-name="ce30" table:formula="of:=SLOPE([.B11:.K11];[.B9:.K9])/4" office:value-type="float" office:value="1.89242424242424">
            <text:p>1,89</text:p>
          </table:table-cell>
          <table:table-cell table:style-name="ce34" table:formula="of:=SLOPE([.B10:.K10];[.B9:.K9])/4" office:value-type="float" office:value="1.86969696969697">
            <text:p>1,87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>
            <text:p>По отрезку</text:p>
          </table:table-cell>
          <table:table-cell table:style-name="ce30" table:formula="of:=INTERCEPT([.B11:.K11];[.B9:.K9])/2" office:value-type="float" office:value="2.43333333333333">
            <text:p>2,43</text:p>
          </table:table-cell>
          <table:table-cell table:style-name="ce34" table:formula="of:=INTERCEPT([.B10:.K10];[.B9:.K9])/2" office:value-type="float" office:value="2.43333333333333">
            <text:p>2,43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3" office:value-type="string">
            <text:p>Среднее</text:p>
          </table:table-cell>
          <table:table-cell table:style-name="ce31" table:formula="of:=AVERAGE([.O15:.P16])" office:value-type="float" office:value="2.15719696969697" table:number-columns-spanned="2" table:number-rows-spanned="1">
            <text:p>2,16</text:p>
          </table:table-cell>
          <table:covered-table-cell table:style-name="ce35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 table:style-name="ce32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scientific-number number:decimal-places="1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24.12.2015</text:date>, <text:time>00:26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1-27T12:21:53.54</meta:creation-date>
    <dc:date>2015-12-24T00:26:54.86</dc:date>
    <dc:creator>Егор Клёнин</dc:creator>
    <meta:editing-duration>P1DT8H15M58S</meta:editing-duration>
    <meta:editing-cycles>51</meta:editing-cycles>
    <meta:generator>OpenOffice/4.1.1$Win32 OpenOffice.org_project/411m6$Build-9775</meta:generator>
    <meta:document-statistic meta:table-count="1" meta:cell-count="1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1cm" svg:height="5.982cm" xlink:href=".." xlink:type="simple" chart:class="chart:scatter" chart:style-name="ch1">
        <chart:title svg:x="1.946cm" svg:y="0.255cm" chart:style-name="ch2">
          <text:p>К определению B''v</text:p>
        </chart:title>
        <chart:plot-area chart:style-name="ch3" table:cell-range-address="Лист1.B9:Лист1.K10" svg:x="0.544cm" svg:y="0.991cm" svg:width="7.12cm" svg:height="4.626cm">
          <chartooo:coordinate-region svg:x="1.351cm" svg:y="1.203cm" svg:width="6.126cm" svg:height="3.741cm"/>
          <chart:axis chart:dimension="x" chart:name="primary-x" chart:style-name="ch4">
            <chart:title svg:x="7.074cm" svg:y="4.342cm" chart:style-name="ch5">
              <text:p>J''</text:p>
            </chart:title>
            <chart:grid chart:style-name="ch6" chart:class="major"/>
          </chart:axis>
          <chart:axis chart:dimension="y" chart:name="primary-y" chart:style-name="ch7">
            <chart:title svg:x="1.42cm" svg:y="1.181cm" chart:style-name="ch5">
              <text:p>Δv ''(J ''), см‾¹</text:p>
            </chart:title>
            <chart:grid chart:style-name="ch6" chart:class="major"/>
          </chart:axis>
          <chart:series chart:style-name="ch8" chart:values-cell-range-address="Лист1.B10:Лист1.K10" chart:class="chart:scatter">
            <chart:domain table:cell-range-address="Лист1.B9:Лист1.K9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9:Лист1.K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Лист1.B10:Лист1.K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1.985cm" svg:y="0.256cm" chart:style-name="ch2">
          <text:p>К определению B'v</text:p>
        </chart:title>
        <chart:plot-area chart:style-name="ch3" table:cell-range-address="Лист1.B9:Лист1.K9 Лист1.B11:Лист1.K11" svg:x="0.544cm" svg:y="0.994cm" svg:width="7.12cm" svg:height="4.638cm">
          <chartooo:coordinate-region svg:x="1.351cm" svg:y="1.206cm" svg:width="6.126cm" svg:height="3.753cm"/>
          <chart:axis chart:dimension="x" chart:name="primary-x" chart:style-name="ch4">
            <chart:title svg:x="7.082cm" svg:y="4.357cm" chart:style-name="ch5">
              <text:p>J'</text:p>
            </chart:title>
            <chart:grid chart:style-name="ch6" chart:class="major"/>
          </chart:axis>
          <chart:axis chart:dimension="y" chart:name="primary-y" chart:style-name="ch7">
            <chart:title svg:x="1.46cm" svg:y="1.158cm" chart:style-name="ch5">
              <text:p>Δv '(J '), см‾¹</text:p>
            </chart:title>
            <chart:grid chart:style-name="ch6" chart:class="major"/>
          </chart:axis>
          <chart:series chart:style-name="ch8" chart:values-cell-range-address="Лист1.B11:Лист1.K11" chart:class="chart:scatter">
            <chart:domain table:cell-range-address="Лист1.B9:Лист1.K9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9:Лист1.K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Лист1.B11:Лист1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